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13da7" officeooo:paragraph-rsid="00113da7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4pt" fo:font-weight="bold" officeooo:rsid="00113da7" officeooo:paragraph-rsid="001330a0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4pt" fo:font-weight="bold" officeooo:rsid="00113da7" officeooo:paragraph-rsid="00113da7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13da7" officeooo:paragraph-rsid="00113da7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4pt" fo:font-weight="normal" officeooo:rsid="00113da7" officeooo:paragraph-rsid="00113da7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4pt" fo:font-weight="normal" officeooo:rsid="00113da7" officeooo:paragraph-rsid="001330a0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weight="normal" officeooo:rsid="0021de05" officeooo:paragraph-rsid="0021de05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6pt" fo:font-weight="bold" officeooo:rsid="00113da7" officeooo:paragraph-rsid="00113da7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8pt" fo:font-weight="bold" officeooo:rsid="00113da7" officeooo:paragraph-rsid="00113da7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center" style:justify-single-word="false" fo:break-before="page"/>
      <style:text-properties style:font-name="Times New Roman" fo:font-size="18pt" fo:font-weight="bold" officeooo:rsid="00172c57" officeooo:paragraph-rsid="00172c57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8pt" fo:font-weight="bold" officeooo:rsid="00186fd3" officeooo:paragraph-rsid="00186fd3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8pt" fo:language="en" fo:country="US" fo:font-weight="bold" officeooo:rsid="0019ebba" officeooo:paragraph-rsid="0019ebba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center" style:justify-single-word="false" fo:break-before="page"/>
      <style:text-properties style:font-name="Times New Roman" fo:font-size="18pt" fo:language="ru" fo:country="RU" fo:font-weight="bold" officeooo:rsid="001a2a7b" officeooo:paragraph-rsid="001a2a7b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8pt" fo:language="ru" fo:country="RU" fo:font-weight="bold" officeooo:rsid="001a2a7b" officeooo:paragraph-rsid="001a2a7b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center" style:justify-single-word="false" fo:break-before="page"/>
      <style:text-properties style:font-name="Times New Roman" fo:font-size="18pt" fo:language="ru" fo:country="RU" fo:font-weight="bold" officeooo:rsid="0021de05" officeooo:paragraph-rsid="0021de05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center" style:justify-single-word="false" fo:break-before="page"/>
      <style:text-properties style:font-name="Times New Roman" fo:font-size="18pt" fo:language="ru" fo:country="RU" fo:font-weight="bold" officeooo:rsid="00254450" officeooo:paragraph-rsid="00254450" style:font-size-asian="15.75pt" style:font-weight-asian="bold" style:font-size-complex="18pt" style:font-weight-complex="bold"/>
    </style:style>
    <style:style style:name="P17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Arial1" fo:font-size="11pt" fo:letter-spacing="normal" fo:font-style="normal" fo:font-weight="normal" officeooo:paragraph-rsid="001a2a7b" style:font-size-asian="11pt" style:font-size-complex="11pt"/>
    </style:style>
    <style:style style:name="P18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P19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officeooo:paragraph-rsid="002fe2de" style:font-size-asian="14pt" style:font-size-complex="14pt"/>
    </style:style>
    <style:style style:name="P20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21de05" officeooo:paragraph-rsid="0021de05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justify" style:justify-single-word="false"/>
      <style:text-properties officeooo:paragraph-rsid="0027c94e"/>
    </style:style>
    <style:style style:name="P22" style:family="paragraph" style:parent-style-name="Text_20_body">
      <style:paragraph-properties fo:text-align="justify" style:justify-single-word="false"/>
      <style:text-properties officeooo:paragraph-rsid="00172c57"/>
    </style:style>
    <style:style style:name="P23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color="#000000" loext:opacity="100%" style:font-name="Times New Roman" fo:font-size="14pt" style:font-size-asian="14pt" style:font-size-complex="14pt"/>
    </style:style>
    <style:style style:name="P24" style:family="paragraph" style:parent-style-name="Text_20_body">
      <style:paragraph-properties fo:text-align="justify" style:justify-single-word="false"/>
      <style:text-properties fo:color="#000000" loext:opacity="100%" officeooo:paragraph-rsid="00186fd3"/>
    </style:style>
    <style:style style:name="P25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color="#000000" loext:opacity="100%"/>
    </style:style>
    <style:style style:name="P26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Arial1" fo:font-size="11pt" fo:letter-spacing="normal" fo:font-style="normal" fo:font-weight="normal" officeooo:paragraph-rsid="0035ade0" style:font-size-asian="11pt" style:font-size-complex="11pt"/>
    </style:style>
    <style:style style:name="P27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Arial1" fo:font-size="11pt" fo:letter-spacing="normal" fo:font-style="normal" fo:font-weight="normal" officeooo:paragraph-rsid="0036869f" style:font-size-asian="11pt" style:font-size-complex="11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weight="bold"/>
    </style:style>
    <style:style style:name="T3" style:family="text">
      <style:text-properties fo:font-style="italic"/>
    </style:style>
    <style:style style:name="T4" style:family="text">
      <style:text-properties fo:font-variant="normal" fo:text-transform="none" style:font-name="Times New Roman" fo:font-size="14pt" fo:letter-spacing="normal" fo:font-style="normal" fo:font-weight="normal" officeooo:rsid="00186fd3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style:font-name="Times New Roman" fo:font-size="14pt" fo:letter-spacing="normal" fo:font-style="normal" fo:font-weight="normal" style:font-size-asian="14pt" style:font-size-complex="14pt"/>
    </style:style>
    <style:style style:name="T6" style:family="text">
      <style:text-properties fo:font-variant="normal" fo:text-transform="none" style:font-name="Times New Roman" fo:font-size="14pt" fo:letter-spacing="normal" fo:language="en" fo:country="US" fo:font-style="normal" fo:font-weight="normal" officeooo:rsid="0019b6f5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style:font-name="Times New Roman" fo:font-size="14pt" fo:letter-spacing="normal" fo:language="ru" fo:country="RU" fo:font-style="normal" fo:font-weight="normal" officeooo:rsid="0019b6f5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style:font-name="Times New Roman" fo:font-size="14pt" fo:letter-spacing="normal" fo:font-style="italic" fo:font-weight="normal" officeooo:rsid="00186fd3" style:font-size-asian="14pt" style:font-weight-asian="bold" style:font-size-complex="14pt" style:font-weight-complex="bold"/>
    </style:style>
    <style:style style:name="T9" style:family="text">
      <style:text-properties fo:font-variant="normal" fo:text-transform="none" style:font-name="Times New Roman" fo:font-size="14pt" fo:letter-spacing="normal" fo:font-style="italic" fo:font-weight="normal" style:font-size-asian="14pt" style:font-size-complex="14pt"/>
    </style:style>
    <style:style style:name="T10" style:family="text">
      <style:text-properties fo:font-variant="normal" fo:text-transform="none" style:text-line-through-style="none" style:text-line-through-type="none" style:font-name="Times New Roman" fo:font-size="14pt" fo:letter-spacing="normal" fo:font-style="normal" style:text-underline-style="none" fo:font-weight="normal" officeooo:rsid="00186fd3" style:text-blinking="false" style:font-size-asian="14pt" style:font-weight-asian="bold" style:font-size-complex="14pt" style:font-weight-complex="bold"/>
    </style:style>
    <style:style style:name="T11" style:family="text">
      <style:text-properties fo:font-variant="normal" fo:text-transform="none" style:text-line-through-style="none" style:text-line-through-type="none" style:font-name="Times New Roman" fo:font-size="14pt" fo:letter-spacing="normal" fo:font-style="normal" style:text-underline-style="none" fo:font-weight="normal" style:text-blinking="false" style:font-size-asian="14pt" style:font-size-complex="14pt"/>
    </style:style>
    <style:style style:name="T12" style:family="text">
      <style:text-properties fo:font-variant="normal" fo:text-transform="none" style:text-line-through-style="none" style:text-line-through-type="none" fo:letter-spacing="normal" fo:font-style="normal" style:text-underline-style="none" fo:font-weight="bold" style:text-blinking="false"/>
    </style:style>
    <style:style style:name="T13" style:family="text">
      <style:text-properties fo:font-variant="normal" fo:text-transform="none" fo:letter-spacing="normal" fo:font-style="normal" fo:font-weight="normal"/>
    </style:style>
    <style:style style:name="T14" style:family="text">
      <style:text-properties fo:font-variant="normal" fo:text-transform="none" fo:letter-spacing="normal" fo:font-style="italic" fo:font-weight="normal"/>
    </style:style>
    <style:style style:name="T15" style:family="text">
      <style:text-properties fo:font-variant="normal" fo:text-transform="none" fo:color="#000000" loext:opacity="100%" style:font-name="Times New Roman" fo:font-size="14pt" fo:letter-spacing="normal" fo:font-style="normal" fo:font-weight="bold" officeooo:rsid="00172c57" style:font-size-asian="14pt" style:font-weight-asian="normal" style:font-size-complex="14pt" style:font-weight-complex="normal"/>
    </style:style>
    <style:style style:name="T16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172c57" style:font-size-asian="14pt" style:font-weight-asian="normal" style:font-size-complex="14pt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Times New Roman" fo:font-size="14pt" fo:letter-spacing="normal" fo:font-style="normal" style:text-underline-style="none" fo:font-weight="normal" officeooo:rsid="00172c57" style:text-blinking="false" style:font-size-asian="14pt" style:font-weight-asian="normal" style:font-size-complex="14pt" style:font-weight-complex="normal"/>
    </style:style>
    <style:style style:name="T18" style:family="text"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T19" style:family="text">
      <style:text-properties officeooo:rsid="0022bed8"/>
    </style:style>
    <style:style style:name="T20" style:family="text">
      <style:text-properties style:font-name="Times New Roman" fo:font-size="16pt" fo:language="ru" fo:country="RU" fo:font-weight="normal" officeooo:rsid="00254450" style:font-size-asian="14pt" style:font-weight-asian="normal" style:font-size-complex="16pt" style:font-weight-complex="normal"/>
    </style:style>
    <style:style style:name="T21" style:family="text">
      <style:text-properties style:font-name="Times New Roman" fo:font-size="16pt" fo:language="ru" fo:country="RU" fo:font-weight="normal" officeooo:rsid="00262eb9" style:font-size-asian="14pt" style:font-weight-asian="normal" style:font-size-complex="16pt" style:font-weight-complex="normal"/>
    </style:style>
    <style:style style:name="T22" style:family="text">
      <style:text-properties style:font-name="Times New Roman" fo:font-size="16pt" fo:language="ru" fo:country="RU" fo:font-style="italic" fo:font-weight="normal" officeooo:rsid="00254450" style:font-size-asian="14pt" style:font-style-asian="italic" style:font-weight-asian="normal" style:font-size-complex="16pt" style:font-style-complex="italic" style:font-weight-complex="normal"/>
    </style:style>
    <style:style style:name="T23" style:family="text">
      <style:text-properties style:font-name="Times New Roman" fo:font-size="16pt" fo:language="ru" fo:country="RU" fo:font-style="italic" fo:font-weight="normal" officeooo:rsid="00262eb9" style:font-size-asian="14pt" style:font-style-asian="italic" style:font-weight-asian="normal" style:font-size-complex="16pt" style:font-style-complex="italic" style:font-weight-complex="normal"/>
    </style:style>
    <style:style style:name="T24" style:family="text">
      <style:text-properties style:font-name="Times New Roman" fo:font-size="16pt" fo:language="en" fo:country="US" fo:font-weight="normal" officeooo:rsid="00262eb9" style:font-size-asian="14pt" style:font-weight-asian="normal" style:font-size-complex="16pt" style:font-weight-complex="normal"/>
    </style:style>
    <style:style style:name="T25" style:family="text">
      <style:text-properties style:font-name="Times New Roman" fo:font-size="16pt" fo:language="en" fo:country="US" fo:font-weight="normal" officeooo:rsid="00254450" style:font-size-asian="14pt" style:font-weight-asian="normal" style:font-size-complex="16pt" style:font-weight-complex="normal"/>
    </style:style>
    <style:style style:name="T26" style:family="text">
      <style:text-properties officeooo:rsid="002b06b4"/>
    </style:style>
    <style:style style:name="T27" style:family="text">
      <style:text-properties officeooo:rsid="002d117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/>
      <text:p text:style-name="P1"/>
      <text:p text:style-name="P9">Московский авиационный институт</text:p>
      <text:p text:style-name="P9">(национальны<text:span text:style-name="T26">й</text:span> исследовательский университет)</text:p>
      <text:p text:style-name="P8"/>
      <text:p text:style-name="P8"/>
      <text:p text:style-name="P8"/>
      <text:p text:style-name="P1"><text:tab/><text:span text:style-name="T1">Факультет информационных технологий и прикладной математики</text:span></text:p>
      <text:p text:style-name="P8"/>
      <text:p text:style-name="P8"/>
      <text:p text:style-name="P8">Кафедра вычислительной математики и программирования</text:p>
      <text:p text:style-name="P8"/>
      <text:p text:style-name="P8"/>
      <text:p text:style-name="P8"/>
      <text:p text:style-name="P8"/>
      <text:p text:style-name="P8"/>
      <text:p text:style-name="P8">Курсовой проект на тему «Эвристический поиск в графе»</text:p>
      <text:p text:style-name="P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2">Студент: Ф. М. Шавандрин</text:p>
      <text:p text:style-name="P3">Группа: М8О-308Б-19</text:p>
      <text:p text:style-name="P3">Дата: 15.10.2021</text:p>
      <text:p text:style-name="P3"/>
      <text:p text:style-name="P5"/>
      <text:p text:style-name="P5"/>
      <text:p text:style-name="P5"/>
      <text:p text:style-name="P1">Москва, 2021</text:p>
      <text:p text:style-name="P10">Теория.</text:p>
      <text:p text:style-name="P22"><text:span text:style-name="T15">Поиск A* </text:span><text:span text:style-name="T16">— в </text:span><text:span text:style-name="T17">информатике </text:span><text:span text:style-name="T16">и </text:span><text:span text:style-name="T17">математике</text:span><text:span text:style-name="T16">, </text:span><text:span text:style-name="T17">алгоритм </text:span><text:span text:style-name="T16">поиска </text:span><text:span text:style-name="T17">по первому наилучшему совпадению </text:span><text:span text:style-name="T16">на </text:span><text:a xlink:type="simple" xlink:href="https://ru.wikipedia.org/wiki/Граф_(математика)" text:style-name="Internet_20_link" text:visited-style-name="Visited_20_Internet_20_Link"><text:span text:style-name="T17">графе</text:span></text:a><text:span text:style-name="T16">, который находит маршрут с наименьшей стоимостью от одной вершины (начальной) к другой (целевой, конечной).</text:span></text:p>
      <text:p text:style-name="P23"><text:span text:style-name="T13">Порядок обхода вершин определяется </text:span><text:span text:style-name="T12">эвристической функцией </text:span><text:span text:style-name="T13">«расстояние + стоимость» (обычно обозначаемой как </text:span><text:span text:style-name="T14">f(x)</text:span><text:span text:style-name="T13">). Эта функция — сумма двух других: функции стоимости достижения рассматриваемой вершины (</text:span><text:span text:style-name="T14">x</text:span><text:span text:style-name="T13">) из начальной (обычно обозначается как </text:span><text:span text:style-name="T14">g(x) </text:span><text:span text:style-name="T13">и может быть как эвристической, так и нет), и функции эвристической оценки расстояния от рассматриваемой вершины к конечной (обозначается как </text:span><text:span text:style-name="T14">h(x)</text:span><text:span text:style-name="T13">).</text:span></text:p>
      <text:p text:style-name="P18">Функция <text:span text:style-name="T3">h(x) </text:span>должна быть <text:span text:style-name="T2">допустимой эвристической оценкой</text:span>, то есть не должна переоценивать расстояния к целевой вершине. Например, для задачи маршрутизации <text:span text:style-name="T3">h(x) </text:span>может представлять собой расстояние до цели по прямой линии, так как это физически наименьшее возможное расстояние между двумя точками.</text:p>
      <text:p text:style-name="P11">Описание алгоритма.</text:p>
      <text:p text:style-name="P24"><text:span text:style-name="T4">A* пошагово просматривает все пути, ведущие от начальной вершины в конечную, пока не найдёт минимальный.</text:span><text:span text:style-name="T6"> </text:span><text:span text:style-name="T7">О</text:span><text:span text:style-name="T4">н просматривает сначала те маршруты, которые «кажутся» ведущими к цели. От </text:span><text:span text:style-name="T10">жадного алгоритма</text:span><text:span text:style-name="T4">, который тоже является алгоритмом поиска по первому лучшему совпадению, его отличает то, что при выборе вершины он учитывает, помимо прочего, </text:span><text:span text:style-name="T8">весь</text:span><text:span text:style-name="T4"> пройденный до неё путь. Составляющая </text:span><text:span text:style-name="T8">g(x) </text:span><text:span text:style-name="T4">— это стоимость пути от начальной вершины, а не от предыдущей, как в жадном алгоритме.</text:span></text:p>
      <text:p text:style-name="P25"><text:span text:style-name="T5">В начале работы просматриваются узлы, смежные с начальным; выбирается тот из них, который имеет минимальное значение </text:span><text:span text:style-name="T9">f(x)</text:span><text:span text:style-name="T5">, после чего этот узел раскрывается. На каждом этапе алгоритм оперирует с множеством путей из начальной точки до всех ещё не раскрытых (листовых) вершин графа — множеством частных решений, — которое размещается в </text:span><text:span text:style-name="T11">очереди с приоритетом</text:span><text:span text:style-name="T5">. Приоритет пути определяется по значению </text:span><text:span text:style-name="T9">f(x) = g(x) + h(x)</text:span><text:span text:style-name="T5">. Алгоритм продолжает свою работу до тех пор, пока значение </text:span><text:span text:style-name="T9">f(x) </text:span><text:span text:style-name="T5">целевой вершины не окажется меньшим, чем любое значение в очереди, либо пока всё дерево не будет просмотрено. Из множества решений выбирается решение с наименьшей стоимостью.</text:span></text:p>
      <text:p text:style-name="P12"/>
      <text:p text:style-name="P13">Код</text:p>
      <text:p text:style-name="P17">#include &lt;iostream&gt;</text:p>
      <text:p text:style-name="P17">#include &lt;vector&gt;</text:p>
      <text:p text:style-name="P17">#include &lt;queue&gt;</text:p>
      <text:p text:style-name="P17">#include &lt;cmath&gt;</text:p>
      <text:p text:style-name="P17">#include &lt;iomanip&gt;</text:p>
      <text:p text:style-name="P17"/>
      <text:p text:style-name="P17">using namespace std;</text:p>
      <text:p text:style-name="P17"/>
      <text:p text:style-name="P17">struct coords</text:p>
      <text:p text:style-name="P17">{</text:p>
      <text:p text:style-name="P17"><text:s text:c="4"/>double x;</text:p>
      <text:p text:style-name="P17"><text:s text:c="4"/>double y;</text:p>
      <text:p text:style-name="P17">};</text:p>
      <text:p text:style-name="P17"/>
      <text:p text:style-name="P17">double euclid_dist(const coords &amp;first, const coords &amp;second)</text:p>
      <text:p text:style-name="P17">{</text:p>
      <text:p text:style-name="P17"><text:s text:c="4"/>return sqrt((first.x - second.x) * (first.x - second.x) + (first.y - second.y) * (first.y - second.y));</text:p>
      <text:p text:style-name="P17">}</text:p>
      <text:p text:style-name="P17"/>
      <text:p text:style-name="P17">class euristic</text:p>
      <text:p text:style-name="P17">{</text:p>
      <text:p text:style-name="P17">public:</text:p>
      <text:p text:style-name="P26"><text:s text:c="4"/>int index;</text:p>
      <text:p text:style-name="P26"><text:s text:c="4"/>double path;</text:p>
      <text:p text:style-name="P17"><text:s text:c="4"/>double distance;</text:p>
      <text:p text:style-name="P17"><text:s text:c="4"/>friend bool operator&lt; (const euristic &amp;first, const euristic &amp;second)</text:p>
      <text:p text:style-name="P17"><text:s text:c="4"/>{</text:p>
      <text:p text:style-name="P17"><text:s text:c="8"/>if ((first.path + first.distance) != (second.path + second.distance))</text:p>
      <text:p text:style-name="P17"><text:s text:c="12"/>return (first.path + first.distance) &gt; (second.path + second.distance);</text:p>
      <text:p text:style-name="P17"><text:s text:c="8"/>return first.index &lt; second.index;</text:p>
      <text:p text:style-name="P17"><text:s text:c="4"/>}</text:p>
      <text:p text:style-name="P17"><text:s text:c="4"/>euristic(const int &amp;new_index, const coords &amp;u, const coords &amp;v, const double &amp;new_path)</text:p>
      <text:p text:style-name="P17"><text:s text:c="4"/>{</text:p>
      <text:p text:style-name="P26"><text:s text:c="8"/>index = new_index;</text:p>
      <text:p text:style-name="P26"><text:s text:c="8"/>path = new_path;</text:p>
      <text:p text:style-name="P17"><text:s text:c="8"/>distance = euclid_dist(u, v);</text:p>
      <text:p text:style-name="P17"><text:s text:c="4"/>}</text:p>
      <text:p text:style-name="P17">};</text:p>
      <text:p text:style-name="P17"/>
      <text:p text:style-name="P17">double solve(const int u, const int v, int n, const vector&lt;coords&gt; &amp;verticles, const vector&lt;vector&lt;int&gt;&gt; &amp;g)</text:p>
      <text:p text:style-name="P17">{</text:p>
      <text:p text:style-name="P17"><text:s text:c="4"/>vector&lt;double&gt; d(n, -10000);</text:p>
      <text:p text:style-name="P17"><text:s text:c="4"/>priority_queue&lt;euristic&gt; pq;</text:p>
      <text:p text:style-name="P17"><text:s text:c="4"/>d[u] = 0;</text:p>
      <text:p text:style-name="P17"><text:s text:c="4"/>pq.push(euristic(u, verticles[u], verticles[v], 0));</text:p>
      <text:p text:style-name="P17"><text:s text:c="4"/>while (!pq.empty())</text:p>
      <text:p text:style-name="P17"><text:s text:c="4"/>{</text:p>
      <text:p text:style-name="P17"><text:s text:c="8"/>euristic tmp = pq.top();</text:p>
      <text:p text:style-name="P27"><text:s text:c="8"/>pq.pop();</text:p>
      <text:p text:style-name="P27"><text:s text:c="8"/>if (tmp.index == v)</text:p>
      <text:p text:style-name="P27"><text:s text:c="12"/>break;</text:p>
      <text:p text:style-name="P17"><text:s text:c="8"/>if (tmp.path &gt; d[tmp.index])</text:p>
      <text:p text:style-name="P17"><text:s text:c="12"/>continue;</text:p>
      <text:p text:style-name="P17"><text:s text:c="8"/>for (int i = 0; i &lt; g[tmp.index].size(); ++i)</text:p>
      <text:p text:style-name="P17"><text:soft-page-break/><text:s text:c="8"/>{</text:p>
      <text:p text:style-name="P17"><text:s text:c="12"/>int next_vert = g[tmp.index][i];</text:p>
      <text:p text:style-name="P17"><text:s text:c="12"/>if (d[next_vert] &lt; 0 || (d[tmp.index] + euclid_dist(verticles[tmp.index], verticles[next_vert])) &lt; d[next_vert])</text:p>
      <text:p text:style-name="P17"><text:s text:c="12"/>{</text:p>
      <text:p text:style-name="P17"><text:s text:c="16"/>d[next_vert] = d[tmp.index] + euclid_dist(verticles[tmp.index], verticles[next_vert]);</text:p>
      <text:p text:style-name="P17"><text:s text:c="16"/>pq.push(euristic(next_vert, verticles[next_vert], verticles[v], d[next_vert]));</text:p>
      <text:p text:style-name="P17"><text:s text:c="12"/>}</text:p>
      <text:p text:style-name="P17"><text:s text:c="8"/>}</text:p>
      <text:p text:style-name="P17"><text:s text:c="4"/>}</text:p>
      <text:p text:style-name="P17"><text:s text:c="4"/>return d[v];</text:p>
      <text:p text:style-name="P17">}</text:p>
      <text:p text:style-name="P17"/>
      <text:p text:style-name="P17">int main()</text:p>
      <text:p text:style-name="P17">{</text:p>
      <text:p text:style-name="P17"><text:s text:c="4"/>int n, m;</text:p>
      <text:p text:style-name="P17"><text:s text:c="4"/>cin &gt;&gt; n &gt;&gt; m;</text:p>
      <text:p text:style-name="P17"><text:s text:c="4"/>vector&lt;coords&gt; verticles(n);</text:p>
      <text:p text:style-name="P17"><text:s text:c="4"/>for (auto &amp;i : verticles)</text:p>
      <text:p text:style-name="P17"><text:s text:c="8"/>cin &gt;&gt; i.x &gt;&gt; i.y;</text:p>
      <text:p text:style-name="P17"><text:s text:c="4"/>vector&lt;vector&lt;int&gt;&gt; g(n);</text:p>
      <text:p text:style-name="P17"><text:s text:c="4"/>for (int i = 0; i &lt; m; ++i)</text:p>
      <text:p text:style-name="P17"><text:s text:c="4"/>{</text:p>
      <text:p text:style-name="P17"><text:s text:c="8"/>int u, v;</text:p>
      <text:p text:style-name="P17"><text:s text:c="8"/>cin &gt;&gt; u &gt;&gt; v;</text:p>
      <text:p text:style-name="P17"><text:s text:c="8"/>g[u - 1].push_back(v - 1);</text:p>
      <text:p text:style-name="P17"><text:s text:c="8"/>g[v - 1].push_back(u - 1);</text:p>
      <text:p text:style-name="P17"><text:s text:c="4"/>}</text:p>
      <text:p text:style-name="P17"><text:s text:c="4"/>int q;</text:p>
      <text:p text:style-name="P17"><text:s text:c="4"/>cin &gt;&gt; q;</text:p>
      <text:p text:style-name="P17"><text:s text:c="4"/>while (q)</text:p>
      <text:p text:style-name="P17"><text:s text:c="4"/>{</text:p>
      <text:p text:style-name="P17"><text:s text:c="8"/>int u, v;</text:p>
      <text:p text:style-name="P17"><text:s text:c="8"/>cin &gt;&gt; u &gt;&gt; v;</text:p>
      <text:p text:style-name="P17"><text:s text:c="8"/>double sol = solve(u - 1, v - 1, n, verticles, g);</text:p>
      <text:p text:style-name="P17"><text:s text:c="8"/>if (sol &gt; 0)</text:p>
      <text:p text:style-name="P17"><text:s text:c="12"/>cout &lt;&lt; fixed &lt;&lt; setprecision(6) &lt;&lt; sol &lt;&lt; '\n';</text:p>
      <text:p text:style-name="P17"><text:s text:c="8"/>else</text:p>
      <text:p text:style-name="P17"><text:s text:c="12"/>cout &lt;&lt; "-1\n";</text:p>
      <text:p text:style-name="P17"><text:s text:c="8"/>--q;</text:p>
      <text:p text:style-name="P17"><text:s text:c="4"/>}</text:p>
      <text:p text:style-name="P17"><text:s text:c="4"/>return 0;</text:p>
      <text:p text:style-name="P17">}</text:p>
      <text:p text:style-name="P14"/>
      <text:p text:style-name="P15">Выводы</text:p>
      <text:p text:style-name="P20">Алгоритм A* и допустим, и обходит при этом минимальное количество вершин, благодаря тому, что он работает с <text:span text:style-name="T3">«оптимистичной» </text:span>оценкой пути через вершину. Оптимистичной в том смысле, что, если он пойдёт через эту вершину, у алгоритма «есть шанс», что реальная стоимость результата будет равна этой оценке, но никак не меньше. Но, поскольку A* является информированным алгоритмом, <text:span text:style-name="T19">то есть таким алгоритмом, который использует знания, относящиеся к конкретной задаче, </text:span>такое равенство может быть вполне возможным.</text:p>
      <text:p text:style-name="P18">Когда A* завершает поиск, он нашёл путь, истинная стоимость которого меньше, чем <text:span text:style-name="T3">оценка </text:span>стоимости любого пути через любой открытый узел. Но поскольку эти оценки являются оптимистичными, соответствующие узлы можно без сомнений отбросить. <text:span text:style-name="T27">Таким образом,</text:span> A* никогда не упустит возможности минимизировать длину пути, и потому является допустимым.</text:p>
      <text:p text:style-name="P19">Предположим теперь, что некий алгоритм <text:span text:style-name="T2">B </text:span>вернул в качестве результата путь, длина которого больше оценки стоимости пути через некоторую вершину. На основании эвристической информации, для алгоритма <text:span text:style-name="T2">B </text:span>нельзя исключить возможность, что этот путь имел и меньшую реальную длину, чем результат. Соответственно, пока алгоритм <text:span text:style-name="T2">B </text:span>просмотрел меньше вершин, чем A*, он не будет допустимым. </text:p>
      <text:p text:style-name="P19">Итак, A* проходит наименьшее количество вершин графа среди допустимых алгоритмов, использующих такую же точную (или менее точную) эвристику.</text:p>
      <text:p text:style-name="P7"/>
      <text:p text:style-name="P16">Список литературы</text:p>
      <text:p text:style-name="P21"><text:span text:style-name="T20">1. </text:span><text:span text:style-name="T22">Алгоритм А* - </text:span><text:span text:style-name="T23">Википедия</text:span></text:p>
      <text:p text:style-name="P21"><text:span text:style-name="T24">URL: </text:span><text:span text:style-name="T25">https://ru.wikipedia.org/wiki/A</text:span><text:span text:style-name="T20">* </text:span><text:span text:style-name="T21">(дата обращения — 15.10.2021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5T13:57:38.793000000</meta:creation-date>
    <dc:date>2021-10-15T15:58:23.621000000</dc:date>
    <meta:editing-duration>PT31M17S</meta:editing-duration>
    <meta:editing-cycles>30</meta:editing-cycles>
    <meta:generator>LibreOffice/7.2.0.4$Windows_X86_64 LibreOffice_project/9a9c6381e3f7a62afc1329bd359cc48accb6435b</meta:generator>
    <meta:document-statistic meta:table-count="0" meta:image-count="0" meta:object-count="0" meta:page-count="6" meta:paragraph-count="115" meta:word-count="829" meta:character-count="6214" meta:non-whitespace-character-count="5033"/>
  </office:meta>
</office:document-meta>
</file>